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a53e" officeooo:paragraph-rsid="001fa53e"/>
    </style:style>
    <style:style style:name="P2" style:family="paragraph" style:parent-style-name="Standard">
      <style:text-properties officeooo:rsid="001fa53e" officeooo:paragraph-rsid="00212c4c"/>
    </style:style>
    <style:style style:name="P3" style:family="paragraph" style:parent-style-name="Standard">
      <style:text-properties officeooo:rsid="001fa53e" officeooo:paragraph-rsid="00289ef6"/>
    </style:style>
    <style:style style:name="P4" style:family="paragraph" style:parent-style-name="Standard">
      <style:text-properties officeooo:rsid="00229d1e" officeooo:paragraph-rsid="0024b37d"/>
    </style:style>
    <style:style style:name="P5" style:family="paragraph" style:parent-style-name="Standard">
      <style:text-properties officeooo:rsid="00257450" officeooo:paragraph-rsid="00257450"/>
    </style:style>
    <style:style style:name="P6" style:family="paragraph" style:parent-style-name="Standard">
      <style:paragraph-properties fo:text-align="end" style:justify-single-word="false"/>
      <style:text-properties officeooo:rsid="00289ef6" officeooo:paragraph-rsid="00289ef6"/>
    </style:style>
    <style:style style:name="P7" style:family="paragraph" style:parent-style-name="Standard">
      <style:text-properties officeooo:rsid="00289ef6" officeooo:paragraph-rsid="00289ef6"/>
    </style:style>
    <style:style style:name="P8" style:family="paragraph" style:parent-style-name="Standard">
      <style:text-properties officeooo:rsid="00289ef6" officeooo:paragraph-rsid="002a2cc2"/>
    </style:style>
    <style:style style:name="P9" style:family="paragraph" style:parent-style-name="Standard">
      <style:paragraph-properties fo:text-align="end" style:justify-single-word="false"/>
      <style:text-properties fo:font-weight="bold" officeooo:rsid="002a2cc2" officeooo:paragraph-rsid="002a2cc2" style:font-weight-asian="bold" style:font-weight-complex="bold"/>
    </style:style>
    <style:style style:name="P10" style:family="paragraph" style:parent-style-name="Standard">
      <style:text-properties fo:font-weight="bold" officeooo:rsid="00289ef6" officeooo:paragraph-rsid="00289ef6" style:font-weight-asian="bold" style:font-weight-complex="bold"/>
    </style:style>
    <style:style style:name="P11" style:family="paragraph" style:parent-style-name="Standard">
      <style:paragraph-properties fo:text-align="end" style:justify-single-word="false"/>
      <style:text-properties officeooo:rsid="002a2cc2" officeooo:paragraph-rsid="002a2cc2"/>
    </style:style>
    <style:style style:name="P12" style:family="paragraph" style:parent-style-name="Standard">
      <style:text-properties officeooo:rsid="002a2cc2" officeooo:paragraph-rsid="002a2cc2"/>
    </style:style>
    <style:style style:name="P13" style:family="paragraph" style:parent-style-name="Standard">
      <style:text-properties officeooo:rsid="002c0576" officeooo:paragraph-rsid="002c0576"/>
    </style:style>
    <style:style style:name="T1" style:family="text">
      <style:text-properties officeooo:rsid="00212c4c"/>
    </style:style>
    <style:style style:name="T2" style:family="text">
      <style:text-properties officeooo:rsid="002400ef"/>
    </style:style>
    <style:style style:name="T3" style:family="text">
      <style:text-properties officeooo:rsid="00270777"/>
    </style:style>
    <style:style style:name="T4" style:family="text">
      <style:text-properties officeooo:rsid="00289ef6"/>
    </style:style>
    <style:style style:name="T5" style:family="text">
      <style:text-properties officeooo:rsid="002a2cc2"/>
    </style:style>
    <style:style style:name="T6" style:family="text">
      <style:text-properties officeooo:rsid="002be298"/>
    </style:style>
    <style:style style:name="T7" style:family="text">
      <style:text-properties officeooo:rsid="002c0576"/>
    </style:style>
    <style:style style:name="T8" style:family="text">
      <style:text-properties officeooo:rsid="002ce30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Mathieu Carrière</text:p>
      <text:p text:style-name="P7">45 ter rue Michel Montagné</text:p>
      <text:p text:style-name="P7">31170 Tournefeuille, France</text:p>
      <text:p text:style-name="P6">Palaiseau, le 9 avril 2018</text:p>
      <text:p text:style-name="P3"/>
      <text:p text:style-name="P3"/>
      <text:p text:style-name="P3">Chère madame, cher monsieur,</text:p>
      <text:p text:style-name="P1"/>
      <text:p text:style-name="P1">C’est avec un grand honneur que je présente ma candidature aux Prix <text:span text:style-name="T8">Thiessé de Rosemont / Schneider </text:span>de la Chancellerie des universités de Paris pour cette année 2018.</text:p>
      <text:p text:style-name="P1"/>
      <text:p text:style-name="P2">Le dossier de thèse que je souhaite présenter se rapporte à un domaine des sciences actuelles des plus influents puisqu’il traite de la science des données. <text:span text:style-name="T1">Encore</text:span> récemment, le rapport <text:span text:style-name="T1">de M. Cédric Villani </text:span>mandaté par le gouvernement français et sa présentation <text:span text:style-name="T1">au Collège de France en la présence du Président de la République et de plusieurs experts mondiaux </text:span>témoignent de l’importance grandissante de cette discipline aux yeux de la communauté française <text:span text:style-name="T1">et internationale</text:span>.</text:p>
      <text:p text:style-name="P2"/>
      <text:p text:style-name="P2"><text:span text:style-name="T1">L’étendue des applications de la science des données fait que le travail</text:span> <text:span text:style-name="T1">présenté dans le cadre de cette candidature ne saurait englober la totalité des champs de recherche, mais se concentre bien plutôt sur une catégorie précise, celle constituée par les données géométriques. Il existe en effet de nombreuses applications où les données mises en jeu bénéficient d’une telle interprétation : on peut penser en guise d’exemple à l’analyse et au traitement des données représentant des surfaces tridimensionnelles, que l’on retrouve dans les jeux vidéo ou dans le cinéma d’animation. Cette géométrie des données n’est en revanche pas toujours directe comme dans le cas précédent, et nécessite parfois des outils mathématiques solides et complexes pour être révélée et exploitée. C’est l’objectif de l’analyse topologique des données, qui est le domaine principal du travail présenté.</text:span></text:p>
      <text:p text:style-name="P2"/>
      <text:p text:style-name="P4">Au cours de ces trois années de doctorat, j’ai eu le plaisir de travailler sur le développement de cette discipline, <text:span text:style-name="T6">en réfléchissant autant sur des résultats théoriques de topologie que sur des développements pratiques en analyse de données</text:span>. Comme le résumé des travaux présentés le montrera, cela s’est traduit par la formalisation théorique et la mise en application de la concordance de méthodes <text:span text:style-name="T2">mathématiques d’horizons variés, empruntant à la topologie algébrique comme à la statistique et à l’algorithmique. Ce nouvel appareil de méthode a suscité un engouement indéniable aux yeux de la communauté scientifique, comme en témoignent, d’une part, la publication d’articles de recherche liés à ces travaux dans des revues et des conférences prestigieuses de géométrie et de topologie comme d’intelligence artificielle, et, d’autre part, la proportion grandissante de chercheurs appartenant à ces communautés et décidant de se pencher à leur tour sur cette discipline. A titre d’exemple, le nombre de soumissions ayant pour sujet l’analyse topologique des données à la conférence ICML (International Conference on Machine Learning), une des références majeurs de l’intelligence artificielle, a doublé entre le début et la fin de mon doctorat.</text:span></text:p>
      <text:p text:style-name="P4"/>
      <text:p text:style-name="P8">L’impact de ces travaux a de même été considérable en bioinformatique, où l’analyse topologique des données s’est déjà imposée comme un outil majeur, notamment en génomique et en phylogénétique. En effet, un des différents projets abordés pendant mon doctorat (malheureusement non présenté dans le manuscrit par manque de place), mené en collaboration avec une équipe de l’École Polytechnique Fédérale de Lausanne, porte sur des analyses génomiques dont les fondements théoriques sont formellement prouvés <text:span text:style-name="T5">via</text:span> l’analyse topologique des données. <text:span text:style-name="T5">En conséquence, j’ai été recruté comme chercheur postdoctoral à l’université de Columbia à New York dans l’équipe de M. Raul Rabadan, qui compte parmi les plus importants experts en bioinformatique, et qui souhaite naturellement étendre les compétences de son équipe de recherche à l’analyse topologique des données.</text:span></text:p>
      <text:p text:style-name="P4"><text:soft-page-break/></text:p>
      <text:p text:style-name="P5">Vous trouverez dans ce dossier plusieurs documents permettant l’établissement d’un panorama de mes trois années de doctorat. Outre le manuscrit de thèse proprement dit, vous pourrez trouver :</text:p>
      <text:p text:style-name="P5"/>
      <text:p text:style-name="P5">1. un résumé <text:span text:style-name="T3">succinct</text:span> de celui-ci en français,</text:p>
      <text:p text:style-name="P5"/>
      <text:p text:style-name="P5">2. un curriculum vitae incluant en particulier toutes les publications ainsi que tous les prix engendrés par mes travaux de thèse,</text:p>
      <text:p text:style-name="P5"/>
      <text:p text:style-name="P5">3. le rapport de ma soutenance de <text:span text:style-name="T3">doctorat</text:span>, où un jury constitué d’éminents spécialistes de la géométrie <text:span text:style-name="T6">et de la topologie algébrique </text:span>comme de l’analyse de données, tel que M. Marc Schoenauer (adjoint de M. Cédric Villani pour la rédaction de son rapport au gouvernement), m’a attribué ses félicitations,</text:p>
      <text:p text:style-name="P5"/>
      <text:p text:style-name="P13">4. les rapports détaillés de mes rapporteurs, MM. Gunnar Carlsson, Jean-Philippe Vert et Julien Mairal,</text:p>
      <text:p text:style-name="P5"/>
      <text:p text:style-name="P5"><text:span text:style-name="T7">5</text:span>. une lettre de mon directeur de thèse <text:span text:style-name="T3">concernant mes travaux.</text:span></text:p>
      <text:p text:style-name="P5"/>
      <text:p text:style-name="P12">En espérant que la somme de ces documents vous permette de classer ce dossier à sa juste valeur parmi les autres candidatures soumises à votre traitement,</text:p>
      <text:p text:style-name="P5"/>
      <text:p text:style-name="P5">Veuillez agréer, <text:span text:style-name="T4">Madame, </text:span>Monsieur, l'expression de mes sentiments distingués.</text:p>
      <text:p text:style-name="P1"/>
      <text:p text:style-name="P11"/>
      <text:p text:style-name="P11"/>
      <text:p text:style-name="P9">Mathieu Carriè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9T10:31:46.976259542</meta:creation-date>
    <dc:date>2018-04-11T11:29:48.963495381</dc:date>
    <meta:editing-duration>PT2H7M59S</meta:editing-duration>
    <meta:editing-cycles>4</meta:editing-cycles>
    <meta:generator>LibreOffice/5.1.6.2$Linux_X86_64 LibreOffice_project/10m0$Build-2</meta:generator>
    <meta:document-statistic meta:table-count="0" meta:image-count="0" meta:object-count="0" meta:page-count="2" meta:paragraph-count="19" meta:word-count="736" meta:character-count="4839" meta:non-whitespace-character-count="4122"/>
  </office:meta>
</office:document-meta>
</file>